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825">
            <text:p>OxA-12825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265.0">
            <text:p>10265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53">
            <text:p>-5.53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7">
            <text:p>OxA-12947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5846.0">
            <text:p>5846.0</text:p>
          </table:table-cell>
          <table:table-cell office:value-type="float" office:value="38.0">
            <text:p>38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3">
            <text:p>-2.2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9">
            <text:p>OxA-12949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5985.0">
            <text:p>5985.0</text:p>
          </table:table-cell>
          <table:table-cell office:value-type="float" office:value="36.0">
            <text:p>3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6">
            <text:p>-2.7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0">
            <text:p>OxA-12950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290.0">
            <text:p>6290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1">
            <text:p>OxA-12951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274.0">
            <text:p>6274.0</text:p>
          </table:table-cell>
          <table:table-cell office:value-type="float" office:value="38.0">
            <text:p>38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4">
            <text:p>-3.14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2">
            <text:p>OxA-12952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988.0">
            <text:p>6988.0</text:p>
          </table:table-cell>
          <table:table-cell office:value-type="float" office:value="37.0">
            <text:p>37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33">
            <text:p>OxA-11833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269.0">
            <text:p>7269.0</text:p>
          </table:table-cell>
          <table:table-cell office:value-type="float" office:value="39.0">
            <text:p>3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2.02">
            <text:p>2.02</text:p>
          </table:table-cell>
          <table:table-cell office:value-type="float" office:value="2.02">
            <text:p>2.02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6">
            <text:p>OxA-12946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3820.0">
            <text:p>382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6">
            <text:p>AA-27226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325.0">
            <text:p>732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8">
            <text:p>-2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8">
            <text:p>AA-27228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355.0">
            <text:p>7355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7">
            <text:p>-2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3498">
            <text:p>AA-23498</text:p>
          </table:table-cell>
          <table:table-cell office:value-type="float" office:value="55.53">
            <text:p>55.53</text:p>
          </table:table-cell>
          <table:table-cell office:value-type="float" office:value="-1.63">
            <text:p>-1.63</text:p>
          </table:table-cell>
          <table:table-cell office:value-type="float" office:value="3690.0">
            <text:p>36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4">
            <text:p>0.4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9">
            <text:p>AA-27229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145.0">
            <text:p>714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4">
            <text:p>-2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3">
            <text:p>OxA-12953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117.0">
            <text:p>7117.0</text:p>
          </table:table-cell>
          <table:table-cell office:value-type="float" office:value="39.0">
            <text:p>3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616">
            <text:p>AA-27616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420.0">
            <text:p>74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7">
            <text:p>-2.17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3370">
            <text:p>OxA-13370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000.0">
            <text:p>1000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39">
            <text:p>-5.39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3029">
            <text:p>OxA-13029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586.0">
            <text:p>6586.0</text:p>
          </table:table-cell>
          <table:table-cell office:value-type="float" office:value="39.0">
            <text:p>3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7">
            <text:p>AA-27227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9965.0">
            <text:p>9965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6">
            <text:p>-2.06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5">
            <text:p>SRR-3845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7230.0">
            <text:p>72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4">
            <text:p>OxA-12954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075.0">
            <text:p>7075.0</text:p>
          </table:table-cell>
          <table:table-cell office:value-type="float" office:value="37.0">
            <text:p>37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67">
            <text:p>OxA-12967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3311.0">
            <text:p>3311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6">
            <text:p>-1.2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824">
            <text:p>OxA-12824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430.0">
            <text:p>1043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61">
            <text:p>-5.61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4">
            <text:p>SRR-3844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6875.0">
            <text:p>687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7">
            <text:p>-1.4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936">
            <text:p>OxA-11936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035.0">
            <text:p>10035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34">
            <text:p>-5.34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58">
            <text:p>OxA-11858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308.0">
            <text:p>7308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3">
            <text:p>-3.23</text:p>
          </table:table-cell>
          <table:table-cell office:value-type="float" office:value="2.02">
            <text:p>2.02</text:p>
          </table:table-cell>
          <table:table-cell office:value-type="float" office:value="2.02">
            <text:p>2.02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3">
            <text:p>SRR-3843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7180.0">
            <text:p>71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2">
            <text:p>SRR-3842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6935.0">
            <text:p>69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3">
            <text:p>-1.1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60">
            <text:p>OxA-11860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160.0">
            <text:p>716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2">
            <text:p>-4.5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4">
            <text:p>OxA-12944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2982.0">
            <text:p>2982.0</text:p>
          </table:table-cell>
          <table:table-cell office:value-type="float" office:value="34.0">
            <text:p>34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3">
            <text:p>-0.6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59">
            <text:p>OxA-11859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174.0">
            <text:p>7174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9">
            <text:p>-4.4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